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 text:style-name="podNumberItem">Row 1;</text:p>
        </text:list-item>
        <text:list-item>
          <text:p text:style-name="podNumberItem">row 2 :<text:line-break/>- sub-paragraph, row 1<text:line-break/>- sub-paragraph, row 2</text:p>
        </text:list-item>
        <text:list-item>
          <text:p text:style-name="podNumberItem">row 3;</text:p>
        </text:list-item>
        <text:list-item>
          <text:p text:style-name="podNumberItem">row 4:</text:p>
        </text:list-item>
        <text:list-item>
          <text:list text:style-name="podBulletedList">
            <text:list-item>
              <text:p text:style-name="podBulletItem">Sub list:<text:line-break/>aa<text:line-break/>bb<text:line-break/>aa</text:p>
            </text:list-item>
            <text:list-item>
              <text:p text:style-name="podBulletItem">Hello</text:p>
            </text:list-item>
            <text:list-item>
              <text:p text:style-name="podBulletItem">Normal</text:p>
            </text:list-item>
          </text:list>
        </text:list-item>
      </text:list>
      <text:list text:style-name="podBulletedList">
        <text:list-item>
          <text:p text:style-name="podBulletItem">Texte</text:p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